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180000019DF686BA5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r2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2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font-size="36pt" style:font-size-asian="36pt" style:font-size-complex="36pt"/>
    </style:style>
    <style:style style:name="P5" style:family="paragraph">
      <style:paragraph-properties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T1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style:text-position="super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333333" style:text-line-through-style="none" fo:font-family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333333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super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text-line-through-style="none" fo:font-family="Wingding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+mn-ea" style:font-size-asian="11pt" style:font-style-asian="normal" style:font-weight-asian="normal" style:font-family-complex="+mn-cs" style:font-size-complex="11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11pt" fo:letter-spacing="normal" fo:font-style="normal" style:text-underline-style="none" fo:font-weight="normal" style:font-family-asian="'ＭＳ Ｐゴシック'" style:font-pitch-asian="fixed" style:font-size-asian="11pt" style:font-style-asian="normal" style:font-weight-asian="normal" style:font-family-complex="+mn-cs" style:font-size-complex="11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c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f2046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à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à">
        <style:list-level-properties text:min-label-width="0.6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2" draw:style-name="gr1" draw:text-style-name="P2" draw:layer="layout" svg:width="18.392cm" svg:height="4.329cm" svg:x="1.499cm" svg:y="4.595cm">
          <text:p text:style-name="P1"><text:span text:style-name="T1">TEAM 2</text:span></text:p>
          <text:p text:style-name="P1"><text:span text:style-name="T2"/></text:p>
          <text:p text:style-name="P1"><text:span text:style-name="T2">UNISPORT BERN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2" draw:layer="layout" svg:width="18.392cm" svg:height="6.8cm" svg:x="1.499cm" svg:y="10.325cm">
          <text:p text:style-name="P3"><text:span text:style-name="T3">Thomas Steinmann</text:span><text:span text:style-name="T3"><text:line-break/></text:span><text:span text:style-name="T3">Karan Sethi</text:span><text:span text:style-name="T3"><text:line-break/></text:span><text:span text:style-name="T3">Michael Scheurer</text:span><text:span text:style-name="T3"><text:line-break/></text:span><text:span text:style-name="T3">Lea Wollensack</text:span></text:p>
          <text:p text:style-name="P3"><text:span text:style-name="T4"/></text:p>
          <text:p text:style-name="P3"><text:span text:style-name="T4"/></text:p>
          <text:p text:style-name="P3"><text:span text:style-name="T4">11</text:span><text:span text:style-name="T5">th</text:span><text:span text:style-name="T4"> of December 2013</text:span></text:p>
          <text:p text:style-name="P3"><text:span text:style-name="T4">Introduction to Software Enginee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„Moderne Landwirtschaft“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Content</text:span></text:p>
          </draw:text-box>
        </draw:frame>
        <draw:frame draw:name="Inhaltsplatzhalter 2" presentation:style-name="pr3" draw:text-style-name="P2" draw:layer="layout" svg:width="22.392cm" svg:height="12.496cm" svg:x="1.482cm" svg:y="4.657cm" presentation:class="outline" presentation:user-transformed="true">
          <draw:text-box>
            <text:p text:style-name="P6"><text:span text:style-name="T7"/></text:p>
            <text:p text:style-name="P6"><text:span text:style-name="T7"/></text:p>
            <text:list text:style-name="L5">
              <text:list-item>
                <text:p text:style-name="P6"><text:span text:style-name="T7">Introduction</text:span></text:p>
              </text:list-item>
              <text:list-item>
                <text:p text:style-name="P6"><text:span text:style-name="T7">Features</text:span></text:p>
              </text:list-item>
              <text:list-item>
                <text:p text:style-name="P6"><text:span text:style-name="T7">Use Cases</text:span></text:p>
              </text:list-item>
              <text:list-item>
                <text:p text:style-name="P6"><text:span text:style-name="T7">Video</text:span></text:p>
              </text:list-item>
            </text:list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presentation:notes draw:style-name="dp3">
          <draw:page-thumbnail draw:name="Folienbildplatzhalter 1" draw:style-name="gr2" draw:layer="layout" svg:width="12.699cm" svg:height="9.524cm" svg:x="3.175cm" svg:y="1.93cm" draw:page-number="2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7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9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10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draw:page draw:name="page3" draw:style-name="dp1" draw:master-page-name="Standard_20_2" presentation:presentation-page-layout-name="AL2T11">
        <office:forms form:automatic-focus="false" form:apply-design-mode="false"/>
        <draw:frame draw:name="Titel 1" presentation:style-name="pr2" draw:text-style-name="P5" draw:layer="layout" svg:width="18.392cm" svg:height="1.869cm" svg:x="1.499cm" svg:y="2.2cm" presentation:class="title" presentation:user-transformed="true">
          <draw:text-box>
            <text:p text:style-name="P4"><text:span text:style-name="T6">Features</text:span></text:p>
          </draw:text-box>
        </draw:frame>
        <draw:frame draw:name="Inhaltsplatzhalter 2" presentation:style-name="pr3" draw:text-style-name="P2" xml:id="id1" draw:id="id1" draw:layer="layout" svg:width="11.118cm" svg:height="12.496cm" svg:x="1.482cm" svg:y="4.657cm" presentation:class="outline" presentation:user-transformed="true">
          <draw:text-box>
            <text:list text:style-name="L12">
              <text:list-item>
                <text:p>blalala</text:p>
              </text:list-item>
            </text:list>
          </draw:text-box>
        </draw:frame>
        <draw:frame draw:name="Datumsplatzhalter 3" presentation:style-name="pr4" draw:text-style-name="P8" draw:layer="layout" svg:width="21.783cm" svg:height="0.859cm" svg:x="1.499cm" svg:y="18.09cm" presentation:class="date-time" presentation:user-transformed="true">
          <draw:text-box>
            <text:p text:style-name="P7"><text:span text:style-name="T8">11</text:span><text:span text:style-name="T9">th</text:span><text:span text:style-name="T8"> of December 2013, ESE</text:span></text:p>
          </draw:text-box>
        </draw:frame>
        <draw:frame draw:name="Fußzeilenplatzhalter 4" presentation:style-name="pr4" draw:text-style-name="P9" draw:layer="layout" svg:width="14.996cm" svg:height="0.7cm" svg:x="0.3cm" svg:y="0.498cm" presentation:class="footer" presentation:user-transformed="true">
          <draw:text-box>
            <text:p text:style-name="P7"><text:span text:style-name="T8">Team 2</text:span></text:p>
          </draw:text-box>
        </draw:frame>
        <draw:frame draw:name="Foliennummernplatzhalter 5" presentation:style-name="pr4" draw:text-style-name="P10" draw:layer="layout" svg:width="1cm" svg:height="0.497cm" svg:x="24.13cm" svg:y="18.19cm" presentation:class="page-number" presentation:user-transformed="true">
          <draw:text-box>
            <text:p text:style-name="P7"><text:span text:style-name="T8"><text:page-number>&lt;Nummer&gt;</text:page-number></text:span></text:p>
          </draw:text-box>
        </draw:frame>
        <draw:frame draw:name="Inhaltsplatzhalter 2" presentation:style-name="pr3" draw:text-style-name="P2" xml:id="id2" draw:id="id2" draw:layer="layout" svg:width="11.118cm" svg:height="12.496cm" svg:x="13.4cm" svg:y="4.70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2.699cm" svg:height="9.524cm" svg:x="3.175cm" svg:y="1.93cm" draw:page-number="3" presentation:class="page"/>
          <draw:frame draw:name="Notizenplatzhalter 2" presentation:style-name="pr5" draw:text-style-name="P2" draw:layer="layout" svg:width="15.239cm" svg:height="11.429cm" svg:x="1.905cm" svg:y="12.065cm" presentation:class="notes">
            <draw:text-box>
              <text:p><text:span text:style-name="T10"></text:span><text:span text:style-name="T11"> </text:span><text:span text:style-name="T11">letzte Diskussion zu „Probleme in der Nahrungsmittelproduktion“ war die mögliche Lösung: moderne Technologien / moderne LW</text:span></text:p>
              <text:list text:style-name="L7">
                <text:list-item>
                  <text:p><text:span text:style-name="T11">Aber: Wo beginnt „Moderne Landwirtschaft“</text:span></text:p>
                </text:list-item>
              </text:list>
              <text:p><text:span text:style-name="T12">Inputfragen:</text:span><text:span text:style-name="T12"><text:tab/></text:span></text:p>
              <text:list text:style-name="L9">
                <text:list-item>
                  <text:p><text:span text:style-name="T12">Wo beginnt „Moderne Landwirtschaft“?</text:span></text:p>
                </text:list-item>
                <text:list-item>
                  <text:p><text:span text:style-name="T12">Was ist der Unterschied von „Moderner“ zu „Traditioneller Landwirtschaft“?</text:span></text:p>
                </text:list-item>
                <text:list-item>
                  <text:p><text:span text:style-name="T12">Gibt es Überschneidungen?</text:span></text:p>
                </text:list-item>
                <text:list-item>
                  <text:p><text:span text:style-name="T12">Welcher Mechanisierungsgrad muss erreicht sein, damit man von „Moderner Landwirtschaft“ sprechen kann?</text:span></text:p>
                </text:list-item>
              </text:list>
              <text:list text:style-name="L10">
                <text:list-item>
                  <text:list>
                    <text:list-item>
                      <text:p><text:span text:style-name="T13">Ist der Pflug bereits „Moderne Landwirtschaft“?</text:span></text:p>
                    </text:list-item>
                    <text:list-item>
                      <text:p><text:span text:style-name="T13">Ist ein Pflug erst modern, wenn er am Traktor hängt?</text:span></text:p>
                    </text:list-item>
                  </text:list>
                </text:list-item>
                <text:list-item>
                  <text:p><text:span text:style-name="T12">Welche Art von Energiezufuhr zur Erleichterung der Arbeit entscheidet über den Übergang zu „Moderner Landwirtschaft“?</text:span></text:p>
                  <text:list>
                    <text:list-item>
                      <text:p><text:span text:style-name="T13">Braucht es eine externe Energiequelle, damit man von „Moderner Landwirtschaft“ sprechen kann?</text:span></text:p>
                    </text:list-item>
                    <text:list-item>
                      <text:p><text:span text:style-name="T13">Wenn ja, welche?</text:span></text:p>
                    </text:list-item>
                  </text:list>
                </text:list-item>
              </text:list>
              <text:list text:style-name="L11">
                <text:list-item>
                  <text:list>
                    <text:list-item>
                      <text:list>
                        <text:list-item>
                          <text:p><text:span text:style-name="T13">Lasttiere</text:span></text:p>
                        </text:list-item>
                        <text:list-item>
                          <text:p><text:span text:style-name="T13">Erdö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name="Foliennummernplatzhalter 3" presentation:style-name="pr6" draw:text-style-name="P10" draw:layer="layout" svg:width="0.001cm" svg:height="0.001cm" svg:x="0cm" svg:y="0cm" presentation:class="page-number">
            <draw:text-box>
              <text:p text:style-name="P11"><text:span text:style-name="T14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9" draw:display-name="msArrowEnd 9" svg:viewBox="0 0 500 500" svg:d="m250 0 250 500h-5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hanging" style:writing-mode="lr-tb"/>
      <style:text-properties fo:color="#333333" style:text-outline="false" style:text-line-through-style="none" fo:font-family="Arial" fo:font-size="22pt" fo:letter-spacing="normal" fo:language="de" fo:country="CH" fo:font-style="normal" fo:text-shadow="none" style:text-underline-style="none" fo:font-weight="normal" style:letter-kerning="true" style:font-family-asian="'ＭＳ Ｐゴシック'" style:font-pitch-asian="fixed" style:font-size-asian="22pt" style:language-asian="de" style:country-asian="CH" style:font-style-asian="normal" style:font-weight-asian="normal" style:font-family-complex="Mangal" style:font-family-generic-complex="system" style:font-pitch-complex="variable" style:font-size-complex="22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5%" fo:text-align="start" style:punctuation-wrap="hanging" style:writing-mode="lr-tb"/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style:font-family-generic="swiss" fo:font-size="24pt" fo:letter-spacing="normal" fo:language="de" fo:country="CH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CH" style:font-style-asian="normal" style:font-weight-asian="normal" style:font-family-complex="Mangal" style:font-family-generic-complex="system" style:font-pitch-complex="variable" style:font-size-complex="24pt" style:language-complex="de" style:country-complex="CH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9cbdde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solid" draw:fill-color="#b3cce6" draw:textarea-vertical-align="middle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e1ebf5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solid" draw:fill-color="#9cbdde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no-wrap"/>
    </style:style>
    <style:style style:name="Mpr3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Standard_20_2-outline1">
      <style:graphic-properties draw:stroke="none" svg:stroke-width="0.026cm" draw:stroke-linejoin="miter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314cm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text-properties fo:font-size="18pt"/>
    </style:style>
    <style:style style:name="MP12" style:family="paragraph">
      <style:paragraph-properties fo:margin-left="0cm" fo:margin-right="0cm" fo:margin-top="0.155cm" fo:margin-bottom="0cm" fo:line-height="95%" fo:text-align="start" fo:text-indent="0cm" style:punctuation-wrap="hanging" style:writing-mode="lr-tb"/>
      <style:text-properties fo:font-size="18pt"/>
    </style:style>
    <style:style style:name="MP13" style:family="paragraph">
      <style:paragraph-properties fo:margin-left="0cm" fo:margin-right="0cm" fo:margin-top="0.141cm" fo:margin-bottom="0cm" fo:line-height="95%" fo:text-align="start" fo:text-indent="0cm" style:punctuation-wrap="hanging" style:writing-mode="lr-tb"/>
      <style:text-properties fo:font-size="18pt"/>
    </style:style>
    <style:style style:name="MP14" style:family="paragraph">
      <style:paragraph-properties fo:margin-left="0cm" fo:margin-right="0cm" fo:margin-top="0.127cm" fo:margin-bottom="0cm" fo:line-height="95%" fo:text-align="start" fo:text-indent="0cm" style:punctuation-wrap="hanging" style:writing-mode="lr-tb"/>
      <style:text-properties fo:font-size="18pt"/>
    </style:style>
    <style:style style:name="MP15" style:family="paragraph">
      <style:paragraph-properties fo:margin-left="0cm" fo:margin-right="0cm" fo:margin-top="0.169cm" fo:margin-bottom="0cm" fo:line-height="95%" fo:text-align="start" fo:text-indent="0cm" style:punctuation-wrap="hanging" style:writing-mode="lr-tb"/>
      <style:text-properties fo:font-size="18pt"/>
    </style:style>
    <style:style style:name="MP16" style:family="paragraph">
      <style:paragraph-properties fo:margin-left="0cm" fo:margin-right="0cm" fo:margin-top="0.112cm" fo:margin-bottom="0cm" fo:line-height="95%" fo:text-align="start" fo:text-indent="0cm" style:punctuation-wrap="hanging" style:writing-mode="lr-tb"/>
      <style:text-properties fo:font-size="18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333333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333333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333333" style:text-line-through-style="none" fo:font-family="Arial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333333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color="#333333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pitch-asian="fixed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3.706cm" text:min-label-width="1.057cm"/>
        <style:text-properties fo:font-family="Arial" style:font-family-generic="swiss" style:use-window-font-color="true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1.163cm"/>
        <style:text-properties fo:font-family="Arial" style:font-family-generic="swiss" fo:color="#df2046" fo:font-size="85%"/>
      </text:list-level-style-bullet>
      <text:list-level-style-bullet text:level="2" text:bullet-char="—">
        <style:list-level-properties text:space-before="1.271cm" text:min-label-width="1.057cm"/>
        <style:text-properties fo:font-family="Arial" style:font-family-generic="swiss" style:use-window-font-color="true" fo:font-size="75%"/>
      </text:list-level-style-bullet>
      <text:list-level-style-bullet text:level="3" text:bullet-char="–">
        <style:list-level-properties text:space-before="2.541cm" text:min-label-width="1.057cm"/>
        <style:text-properties fo:font-family="Arial" style:font-family-generic="swiss" style:use-window-font-color="true" fo:font-size="85%"/>
      </text:list-level-style-bullet>
      <text:list-level-style-bullet text:level="4" text:bullet-char="–">
        <style:list-level-properties text:space-before="3.706cm" text:min-label-width="1.057cm"/>
        <style:text-properties fo:font-family="Arial" style:font-family-generic="swiss" style:use-window-font-color="true" fo:font-size="85%"/>
      </text:list-level-style-bullet>
      <text:list-level-style-bullet text:level="5" text:bullet-char="–">
        <style:list-level-properties text:space-before="4.87cm" text:min-label-width="1.057cm"/>
        <style:text-properties fo:font-family="Arial" style:font-family-generic="swiss" fo:color="#000000" fo:font-size="8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f2046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custom-shape draw:name="Rectangle 2" draw:style-name="Mgr5" draw:text-style-name="MP5" draw:layer="backgroundobjects" svg:width="5.097cm" svg:height="14.092cm" svg:x="20.294cm" svg:y="3.995cm">
        <text:p/>
        <draw:enhanced-geometry svg:viewBox="0 0 21600 21600" draw:type="rectangle" draw:enhanced-path="M 0 0 L 21600 0 21600 21600 0 21600 0 0 Z N"/>
      </draw:custom-shape>
      <draw:custom-shape draw:name="Rectangle 3" draw:style-name="Mgr6" draw:text-style-name="MP5" draw:layer="backgroundobjects" svg:width="20.293cm" svg:height="18.445cm" svg:x="0cm" svg:y="0.3cm">
        <text:p/>
        <draw:enhanced-geometry svg:viewBox="0 0 21600 21600" draw:type="rectangle" draw:enhanced-path="M 0 0 L 21600 0 21600 21600 0 21600 0 0 Z N"/>
      </draw:custom-shape>
      <draw:custom-shape draw:name="Rectangle 4" draw:style-name="Mgr7" draw:text-style-name="MP5" draw:layer="backgroundobjects" svg:width="20.293cm" svg:height="14.092cm" svg:x="0cm" svg:y="3.995cm">
        <text:p/>
        <draw:enhanced-geometry svg:viewBox="0 0 21600 21600" draw:type="rectangle" draw:enhanced-path="M 0 0 L 21600 0 21600 21600 0 21600 0 0 Z N"/>
      </draw:custom-shape>
      <draw:frame draw:name="Rectangle 5" presentation:style-name="Mpr1" draw:text-style-name="MP5" draw:layer="backgroundobjects" svg:width="18.392cm" svg:height="3.174cm" svg:x="1.499cm" svg:y="4.595cm" presentation:class="title" presentation:user-transformed="true">
        <draw:text-box>
          <text:p text:style-name="MP6"><text:span text:style-name="MT1">Klicken Sie, um das Format des Titeltextes zu bearbeitenMastertitelformat bearbeiten</text:span></text:p>
        </draw:text-box>
      </draw:frame>
      <draw:frame draw:name="Rectangle 7" presentation:style-name="Mpr2" draw:text-style-name="MP8" draw:layer="backgroundobjects" svg:width="8.025cm" svg:height="0.7cm" svg:x="1.499cm" svg:y="18.19cm" presentation:class="date-time" presentation:user-transformed="true">
        <draw:text-box>
          <text:p text:style-name="MP7"><text:span text:style-name="MT2">15. November 2013, Nahrungssicherheit</text:span></text:p>
        </draw:text-box>
      </draw:frame>
      <draw:frame draw:name="Rectangle 8" presentation:style-name="Mpr3" draw:text-style-name="MP9" draw:layer="backgroundobjects" svg:width="12.399cm" svg:height="0.7cm" svg:x="0.3cm" svg:y="0.498cm" presentation:class="footer" presentation:user-transformed="true">
        <draw:text-box>
          <text:p text:style-name="MP7"><text:span text:style-name="MT2">Kapitel 6: Modernisierung der Landwirtschaft</text:span></text:p>
        </draw:text-box>
      </draw:frame>
      <draw:frame draw:name="Rectangle 9" presentation:style-name="Mpr3" draw:text-style-name="MP10" draw:layer="backgroundobjects" svg:width="1cm" svg:height="0.599cm" svg:x="24.289cm" svg:y="18.19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draw:name="Titel 1" presentation:style-name="Mpr6" draw:text-style-name="MP5" draw:layer="backgroundobjects" svg:width="18.392cm" svg:height="2.27cm" svg:x="1.499cm" svg:y="1.799cm" presentation:class="title" presentation:user-transformed="true">
        <draw:text-box>
          <text:p text:style-name="MP6"><text:span text:style-name="MT1">Klicken Sie, um das Format des Titeltextes zu bearbeitenMastertitelformat bearbeiten</text:span></text:p>
        </draw:text-box>
      </draw:frame>
      <draw:frame draw:name="Inhaltsplatzhalter 2" presentation:style-name="Mpr7" draw:text-style-name="MP5" draw:layer="backgroundobjects" svg:width="22.392cm" svg:height="12.496cm" svg:x="1.482cm" svg:y="4.657cm" presentation:class="outline" presentation:user-transformed="true">
        <draw:text-box>
          <text:list text:style-name="ML4">
            <text:list-item>
              <text:p text:style-name="MP11"><text:span text:style-name="MT3">Klicken Sie, um die Formate des Gliederungstextes zu bearbeiten</text:span></text:p>
              <text:list>
                <text:list-item>
                  <text:p text:style-name="MP11"><text:span text:style-name="MT3">Zweite Gliederungsebene</text:span></text:p>
                  <text:list>
                    <text:list-item>
                      <text:p text:style-name="MP11"><text:span text:style-name="MT3">Dritte Gliederungsebene</text:span></text:p>
                      <text:list>
                        <text:list-item>
                          <text:p text:style-name="MP11"><text:span text:style-name="MT3">Vierte Gliederungsebene</text:span></text:p>
                          <text:list>
                            <text:list-item>
                              <text:p text:style-name="MP11"><text:span text:style-name="MT3">Fünfte Gliederungsebene</text:span></text:p>
                              <text:list>
                                <text:list-item>
                                  <text:p text:style-name="MP11"><text:span text:style-name="MT3">Sechste Gliederungsebene</text:span></text:p>
                                  <text:list>
                                    <text:list-item>
                                      <text:p text:style-name="MP11"><text:span text:style-name="MT3">Siebente Gliederungsebene</text:span></text:p>
                                      <text:list>
                                        <text:list-item>
                                          <text:p text:style-name="MP11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3">Neunte Gliederungsebene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8" draw:layer="backgroundobjects" svg:width="10.587cm" svg:height="0.497cm" svg:x="1.499cm" svg:y="18.19cm" presentation:class="date-time" presentation:user-transformed="true">
        <draw:text-box>
          <text:p text:style-name="MP7"><text:span text:style-name="MT2">15. November 2013, Nahrungssicherheit</text:span></text:p>
        </draw:text-box>
      </draw:frame>
      <draw:frame draw:name="Fußzeilenplatzhalter 4" presentation:style-name="Mpr8" draw:text-style-name="MP9" draw:layer="backgroundobjects" svg:width="14.996cm" svg:height="0.7cm" svg:x="0.3cm" svg:y="0.498cm" presentation:class="footer" presentation:user-transformed="true">
        <draw:text-box>
          <text:p text:style-name="MP7"><text:span text:style-name="MT2">Kapitel 6: Modernisierung der Landwirtschaft</text:span></text:p>
        </draw:text-box>
      </draw:frame>
      <draw:frame draw:name="Foliennummernplatzhalter 5" presentation:style-name="Mpr8" draw:text-style-name="MP10" draw:layer="backgroundobjects" svg:width="1cm" svg:height="0.497cm" svg:x="24.13cm" svg:y="18.19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line draw:name="Line 14" draw:style-name="Mgr3" draw:text-style-name="MP3" draw:layer="backgroundobjects" svg:x1="0.299cm" svg:y1="4.021cm" svg:x2="25.144cm" svg:y2="4.021cm">
        <text:p/>
      </draw:line>
      <draw:line draw:name="Line 15" draw:style-name="Mgr3" draw:text-style-name="MP3" draw:layer="backgroundobjects" svg:x1="0.299cm" svg:y1="18.097cm" svg:x2="25.144cm" svg:y2="18.097cm">
        <text:p/>
      </draw:line>
      <draw:frame draw:name="Picture 10" draw:style-name="Mgr4" draw:text-style-name="MP4" draw:layer="backgroundobjects" svg:width="3.628cm" svg:height="2.795cm" svg:x="21.493cm" svg:y="0.3cm">
        <draw:image xlink:href="Pictures/10000000000002180000019DF686BA57.jpg" xlink:type="simple" xlink:show="embed" xlink:actuate="onLoad">
          <text:p/>
        </draw:image>
      </draw:frame>
      <draw:frame draw:name="Titel 1" presentation:style-name="Mpr11" draw:text-style-name="MP5" draw:layer="backgroundobjects" svg:width="22.859cm" svg:height="3.174cm" svg:x="1.27cm" svg:y="0.763cm" presentation:class="title" presentation:user-transformed="true">
        <draw:text-box>
          <text:p text:style-name="MP6"><text:span text:style-name="MT1">Klicken Sie, um das Format des Titeltextes zu bearbeitenMastertitelformat bearbeiten</text:span></text:p>
        </draw:text-box>
      </draw:frame>
      <draw:frame draw:name="Textplatzhalter 2" presentation:style-name="Mpr12" draw:text-style-name="MP5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11"><text:span text:style-name="MT6">Klicken Sie, um die Formate des Gliederungstextes zu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  <text:list>
                                    <text:list-item>
                                      <text:p text:style-name="MP11"><text:span text:style-name="MT6">Siebente Gliederungsebene</text:span></text:p>
                                      <text:list>
                                        <text:list-item>
                                          <text:p text:style-name="MP11"><text:span text:style-name="MT6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Neunte GliederungsebeneMastertextformat bearbeiten</text:span></text:p>
        </draw:text-box>
      </draw:frame>
      <draw:frame draw:name="Inhaltsplatzhalter 3" presentation:style-name="Mpr13" draw:text-style-name="MP5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1"><text:span text:style-name="MT7">Klicken Sie, um die Formate des Gliederungstextes zu bearbeiten</text:span></text:p>
              <text:list>
                <text:list-item>
                  <text:p text:style-name="MP11"><text:span text:style-name="MT7">Zweite Gliederungsebene</text:span></text:p>
                  <text:list>
                    <text:list-item>
                      <text:p text:style-name="MP11"><text:span text:style-name="MT7">Dritte Gliederungsebene</text:span></text:p>
                      <text:list>
                        <text:list-item>
                          <text:p text:style-name="MP11"><text:span text:style-name="MT7">Vierte Gliederungsebene</text:span></text:p>
                          <text:list>
                            <text:list-item>
                              <text:p text:style-name="MP11"><text:span text:style-name="MT7">Fünfte Gliederungsebene</text:span></text:p>
                              <text:list>
                                <text:list-item>
                                  <text:p text:style-name="MP11"><text:span text:style-name="MT7">Sechste Gliederungsebene</text:span></text:p>
                                  <text:list>
                                    <text:list-item>
                                      <text:p text:style-name="MP11"><text:span text:style-name="MT7">Siebente Gliederungsebene</text:span></text:p>
                                      <text:list>
                                        <text:list-item>
                                          <text:p text:style-name="MP11"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Neunte Gliederungsebene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2" draw:text-style-name="MP5" draw:layer="backgroundobjects" svg:width="11.226cm" svg:height="1.776cm" svg:x="12.903cm" svg:y="4.264cm" presentation:class="outline" presentation:user-transformed="true">
        <draw:text-box>
          <text:list text:style-name="ML4">
            <text:list-item>
              <text:p text:style-name="MP11"><text:span text:style-name="MT6">Klicken Sie, um die Formate des Gliederungstextes zu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  <text:list>
                                    <text:list-item>
                                      <text:p text:style-name="MP11"><text:span text:style-name="MT6">Siebente Gliederungsebene</text:span></text:p>
                                      <text:list>
                                        <text:list-item>
                                          <text:p text:style-name="MP11"><text:span text:style-name="MT6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Neunte GliederungsebeneMastertextformat bearbeiten</text:span></text:p>
        </draw:text-box>
      </draw:frame>
      <draw:frame draw:name="Inhaltsplatzhalter 5" presentation:style-name="Mpr13" draw:text-style-name="MP5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1"><text:span text:style-name="MT7">Klicken Sie, um die Formate des Gliederungstextes zu bearbeiten</text:span></text:p>
              <text:list>
                <text:list-item>
                  <text:p text:style-name="MP11"><text:span text:style-name="MT7">Zweite Gliederungsebene</text:span></text:p>
                  <text:list>
                    <text:list-item>
                      <text:p text:style-name="MP11"><text:span text:style-name="MT7">Dritte Gliederungsebene</text:span></text:p>
                      <text:list>
                        <text:list-item>
                          <text:p text:style-name="MP11"><text:span text:style-name="MT7">Vierte Gliederungsebene</text:span></text:p>
                          <text:list>
                            <text:list-item>
                              <text:p text:style-name="MP11"><text:span text:style-name="MT7">Fünfte Gliederungsebene</text:span></text:p>
                              <text:list>
                                <text:list-item>
                                  <text:p text:style-name="MP11"><text:span text:style-name="MT7">Sechste Gliederungsebene</text:span></text:p>
                                  <text:list>
                                    <text:list-item>
                                      <text:p text:style-name="MP11"><text:span text:style-name="MT7">Siebente Gliederungsebene</text:span></text:p>
                                      <text:list>
                                        <text:list-item>
                                          <text:p text:style-name="MP11"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Neunte Gliederungsebene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7" presentation:style-name="Mpr14" draw:text-style-name="MP9" draw:layer="backgroundobjects" svg:width="14.996cm" svg:height="0.7cm" svg:x="0.3cm" svg:y="0.498cm" presentation:class="footer" presentation:user-transformed="true">
        <draw:text-box>
          <text:p text:style-name="MP7"><text:span text:style-name="MT2">Kapitel 6: Modernisierung der Landwirtschaft</text:span></text:p>
        </draw:text-box>
      </draw:frame>
      <draw:frame draw:name="Foliennummernplatzhalter 8" presentation:style-name="Mpr14" draw:text-style-name="MP10" draw:layer="backgroundobjects" svg:width="1cm" svg:height="0.497cm" svg:x="24.13cm" svg:y="18.19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3" style:display-name="Standard 3" style:page-layout-name="PM1" draw:style-name="Mdp2"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draw:frame presentation:style-name="Standard_20_3-outline1" draw:layer="backgroundobjects" svg:width="22.859cm" svg:height="12.572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17" draw:text-style-name="MP17" draw:layer="backgroundobjects" svg:width="8.05cm" svg:height="1.313cm" svg:x="8.686cm" svg:y="17.354cm" presentation:class="footer">
        <draw:text-box>
          <text:p text:style-name="MP17"><presentation:footer/></text:p>
        </draw:text-box>
      </draw:frame>
      <draw:frame presentation:style-name="Mpr17" draw:text-style-name="MP2" draw:layer="backgroundobjects" svg:width="5.917cm" svg:height="1.313cm" svg:x="18.211cm" svg:y="17.354cm" presentation:class="page-number">
        <draw:text-box>
          <text:p text:style-name="MP2"><text:page-number>&lt;Nummer&gt;</text:page-number></text:p>
        </draw:text-box>
      </draw:frame>
      <presentation:notes style:page-layout-name="PM2">
        <draw:page-thumbnail presentation:style-name="Standard_20_3-title" draw:layer="backgroundobjects" svg:width="0cm" svg:height="0cm" svg:x="0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2-10T16:08:16.18</dc:date>
    <meta:generator>OpenOffice/4.0.1$Win32 OpenOffice.org_project/401m5$Build-9714</meta:generator>
    <meta:editing-duration>PT41M10S</meta:editing-duration>
    <meta:editing-cycles>1</meta:editing-cycles>
    <meta:document-statistic meta:object-count="90"/>
  </office:meta>
</office:document-meta>
</file>